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fo:font-weight="bold" officeooo:rsid="00186bdd" officeooo:paragraph-rsid="00186bdd" style:font-weight-asian="bold" style:font-weight-complex="bold"/>
    </style:style>
    <style:style style:name="P2" style:family="paragraph" style:parent-style-name="Standard">
      <style:text-properties fo:language="nb" fo:country="NO" officeooo:rsid="00186bdd" officeooo:paragraph-rsid="00186bdd"/>
    </style:style>
    <style:style style:name="P3" style:family="paragraph" style:parent-style-name="Text_20_body">
      <style:text-properties fo:language="nb" fo:country="NO" fo:font-weight="bold" officeooo:rsid="00186bdd" officeooo:paragraph-rsid="00186bdd" style:font-weight-asian="bold" style:font-weight-complex="bold"/>
    </style:style>
    <style:style style:name="P4" style:family="paragraph" style:parent-style-name="Text_20_body">
      <style:text-properties fo:language="nb" fo:country="NO" fo:font-weight="bold" style:font-weight-asian="bold" style:font-weight-complex="bold"/>
    </style:style>
    <style:style style:name="P5" style:family="paragraph" style:parent-style-name="Text_20_body">
      <style:text-properties fo:language="nb" fo:country="NO" fo:font-weight="bold" officeooo:paragraph-rsid="00186bdd" style:font-weight-asian="bold" style:font-weight-complex="bold"/>
    </style:style>
    <style:style style:name="P6" style:family="paragraph" style:parent-style-name="Text_20_body">
      <style:text-properties fo:language="nb" fo:country="NO"/>
    </style:style>
    <style:style style:name="P7" style:family="paragraph" style:parent-style-name="Text_20_body">
      <style:text-properties fo:language="nb" fo:country="NO" officeooo:rsid="001d7a08" officeooo:paragraph-rsid="001d7a08"/>
    </style:style>
    <style:style style:name="P8" style:family="paragraph" style:parent-style-name="Text_20_body">
      <style:text-properties fo:language="nb" fo:country="NO" fo:font-weight="normal" officeooo:rsid="001f14ca" officeooo:paragraph-rsid="001f14c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6bdd" style:font-weight-asian="normal" style:font-weight-complex="normal"/>
    </style:style>
    <style:style style:name="T3" style:family="text">
      <style:text-properties fo:font-weight="normal" officeooo:rsid="001f14ca" style:font-weight-asian="normal" style:font-weight-complex="normal"/>
    </style:style>
    <style:style style:name="T4" style:family="text">
      <style:text-properties fo:font-weight="normal" officeooo:rsid="001b95fc" style:font-weight-asian="normal" style:font-weight-complex="normal"/>
    </style:style>
    <style:style style:name="T5" style:family="text">
      <style:text-properties fo:font-weight="normal" officeooo:rsid="001d7a08" style:font-weight-asian="normal" style:font-weight-complex="normal"/>
    </style:style>
    <style:style style:name="T6" style:family="text">
      <style:text-properties fo:font-weight="normal" officeooo:rsid="00197199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ae9d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øveEksamen 17. mars 2025 – forberedelsesdel</text:p>
      <text:p text:style-name="P2"/>
      <text:p text:style-name="P3">Dere avtaler et møte og du noterer ned følgende informasjon: </text:p>
      <text:p text:style-name="P4">- Bedriften ønsker å bli mer synlig på nett.<text:span text:style-name="T1"> </text:span><text:span text:style-name="T2">SEO? SoMe? Nettside.</text:span></text:p>
      <text:p text:style-name="P4">- Bedriften har ikke nettside eller noen form for server. <text:span text:style-name="T2">Lag en nettside asap, smh. Idiots.</text:span></text:p>
      <text:p text:style-name="P4">- De ansatte plages med feil som ofte går igjen, og det tar lang tid for de ansatte å få hjelp. <text:span text:style-name="T2">Manglende opplæring blant ansatte? Er det kanskje en mulighet å ha felles opplæring en gang i uken(simon style)? Kan enten være user error eller så er systemene unreliable. Or both?</text:span></text:p>
      <text:p text:style-name="P4">- Nettverket og tilkoblingen til internett faller ofte ut. <text:span text:style-name="T2">REDUNDANCY. SD-WAN system(i.e. fortiwifi)</text:span></text:p>
      <text:p text:style-name="P5">- Den IKT-ansvarlige personen hevder de ofte blir utsatt for digitale angrep. <text:span text:style-name="T2">Trenger bedre cyber sikkerhet. Gi opplæring til ansatte</text:span><text:span text:style-name="T3">(posters, workshops, regelmessige øvelser(phishing simulering))</text:span><text:span text:style-name="T2">, ha så </text:span><text:span text:style-name="T4">lite</text:span><text:span text:style-name="T2"> public nettverkstrafikk som mulig, strammere firewall policies, kanskje bytte til mer reputable service providers(microsoft, google, etc). </text:span><text:span text:style-name="T5">Sikkerhets oppdateringer.</text:span></text:p>
      <text:p text:style-name="P4">- <text:bookmark-start text:name="__DdeLink__0_3878473908"/>Det blir ofte konflikt i vaskehallen da ingen vet når den er ledig. <text:bookmark-end text:name="__DdeLink__0_3878473908"/><text:span text:style-name="T6">Ha et booking system, </text:span><text:span text:style-name="T3">kanskje gjennom et intranett eller en ekstern provider(reputation?). Eller ha et lignende system som med møterom på teams, slik at dte står i «kalenderen» til vaskehallen når og av hvem den er opptatt.</text:span></text:p>
      <text:p text:style-name="P6"><text:span text:style-name="T7">- Det er vanskelig å koble opp datamaskinen på TV-skjermen på møterommet.</text:span> <text:span text:style-name="T6">Usb </text:span><text:span text:style-name="T8">C</text:span><text:span text:style-name="T6">. Ikke full sized hdmi. Ha flere ledninger enn kun en per møterom som går inn i en hub. Kanskje se på wireless løsninger om skjermen supporter det. Gjør det så plug and play som overhodet mulig </text:span><text:span text:style-name="T8">og ha adaptere tilgjengelig.</text:span><text:span text:style-name="T6"> </text:span><text:span text:style-name="T8">(</text:span><text:a xlink:type="simple" xlink:href="https://www.barco.com/en/products/clickshare-conferencing-collaboration/wireless-presentation" text:style-name="Internet_20_link" text:visited-style-name="Visited_20_Internet_20_Link"><text:span text:style-name="T8">https://www.barco.com/en/products/clickshare-conferencing-collaboration/wireless-presentation</text:span></text:a><text:span text:style-name="T8">)</text:span></text:p>
      <text:p text:style-name="P7"><text:span text:style-name="T8"/></text:p>
      <text:p text:style-name="P7"><text:span text:style-name="T8">o</text:span><text:span text:style-name="T1">ther notes:<text:line-break/>kan toalettet bli mindre? Hvis ja, lag enten kontor eller serverrom. Trenger alle faste et helt eget kontor? </text:span><text:span text:style-name="T3">Hvor har de andre 19 lunsjpause? Er alle 19 ALLTID ute og jobber? Har de en annen location potensielt?</text:span></text:p>
      <text:p text:style-name="P7"><text:span text:style-name="T3"/></text:p>
      <text:p text:style-name="P8">Sannsynlige oppgaver:<text:line-break/>- nettside(lag prototype)</text:p>
      <text:p text:style-name="P8">- cyber security(kanskje sette opp nettverk i packet tracer)</text:p>
      <text:p text:style-name="P8">- brukerstøtte(plakater, opplæring, screenshare løsninge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armonyOS Sans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HarmonyOS Sans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34:53.458700865</meta:creation-date>
    <dc:date>2025-03-17T15:45:55.899337552</dc:date>
    <meta:editing-duration>PT4H20M33S</meta:editing-duration>
    <meta:editing-cycles>4</meta:editing-cycles>
    <meta:generator>LibreOffice/24.8.5.2$Linux_X86_64 LibreOffice_project/480$Build-2</meta:generator>
    <meta:document-statistic meta:table-count="0" meta:image-count="0" meta:object-count="0" meta:page-count="1" meta:paragraph-count="13" meta:word-count="316" meta:character-count="2092" meta:non-whitespace-character-count="1787"/>
  </office:meta>
</office:document-meta>
</file>